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auto" style:column-width="80.79pt"/>
    </style:style>
    <style:style style:name="co4" style:family="table-column">
      <style:table-column-properties fo:break-before="auto" style:column-width="78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165.4pt"/>
    </style:style>
    <style:style style:name="co9" style:family="table-column">
      <style:table-column-properties fo:break-before="auto" style:column-width="16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Tabl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abla 1: Impacto del entorno multiproceso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Tiempo medio</text:p>
          </table:table-cell>
          <table:table-cell table:style-name="ce2" office:value-type="string" calcext:value-type="string">
            <text:p>Tiempo máximo</text:p>
          </table:table-cell>
          <table:table-cell table:style-name="ce2" office:value-type="string" calcext:value-type="string">
            <text:p>Tiempo mínimo</text:p>
          </table:table-cell>
        </table:table-row>
        <table:table-row table:style-name="ro1">
          <table:table-cell table:style-name="ce2" office:value-type="string" calcext:value-type="string">
            <text:p>1 instancia</text:p>
          </table:table-cell>
          <table:table-cell table:style-name="ce2" office:value-type="float" office:value="11.83" calcext:value-type="float">
            <text:p>11.83</text:p>
          </table:table-cell>
          <table:table-cell table:style-name="ce2" office:value-type="float" office:value="12.27" calcext:value-type="float">
            <text:p>12.27</text:p>
          </table:table-cell>
          <table:table-cell table:style-name="ce2" office:value-type="float" office:value="11.14" calcext:value-type="float">
            <text:p>11.14</text:p>
          </table:table-cell>
        </table:table-row>
        <table:table-row table:style-name="ro1">
          <table:table-cell table:style-name="ce2" office:value-type="string" calcext:value-type="string">
            <text:p>2 instancias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18.05" calcext:value-type="float">
            <text:p>18.05</text:p>
          </table:table-cell>
          <table:table-cell table:style-name="ce2" office:value-type="float" office:value="16.86" calcext:value-type="float">
            <text:p>16.86</text:p>
          </table:table-cell>
        </table:table-row>
        <table:table-row table:style-name="ro1">
          <table:table-cell table:style-name="ce2" office:value-type="string" calcext:value-type="string">
            <text:p>5 instancias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44.85" calcext:value-type="float">
            <text:p>44.85</text:p>
          </table:table-cell>
          <table:table-cell table:style-name="ce2" office:value-type="float" office:value="42.79" calcext:value-type="float">
            <text:p>42.7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>
            <draw:frame table:end-cell-address="Tabla1.F32" table:end-x="42.6pt" table:end-y="12.78pt" draw:z-index="0" draw:style-name="gr1" draw:text-style-name="P1" svg:width="389.85pt" svg:height="306.43pt" svg:x="12.5pt" svg:y="0.77pt">
              <loext:p draw:notify-on-update-of-ranges="Tabla1.A4:Tabla1.A6 Tabla1.B4:Tabla1.B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</table:table>
      <table:table table:name="Tabla2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bla 2: Impacto de la prioridad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string" calcext:value-type="string">
            <text:p>1fib</text:p>
          </table:table-cell>
          <table:table-cell table:style-name="ce3" office:value-type="string" calcext:value-type="string">
            <text:p>BAJA_PRIO_FIB</text:p>
          </table:table-cell>
        </table:table-row>
        <table:table-row table:style-name="ro1">
          <table:table-cell table:style-name="ce2" office:value-type="string" calcext:value-type="string">
            <text:p>1 instancia</text:p>
          </table:table-cell>
          <table:table-cell table:style-name="ce2" office:value-type="float" office:value="10.32" calcext:value-type="float">
            <text:p>10.32</text:p>
          </table:table-cell>
          <table:table-cell table:style-name="ce2" office:value-type="float" office:value="10.41" calcext:value-type="float">
            <text:p>10.41</text:p>
          </table:table-cell>
        </table:table-row>
        <table:table-row table:style-name="ro1">
          <table:table-cell table:style-name="ce2" office:value-type="string" calcext:value-type="string">
            <text:p>2 instancias</text:p>
          </table:table-cell>
          <table:table-cell table:style-name="ce2" office:value-type="float" office:value="10.55" calcext:value-type="float">
            <text:p>10.55</text:p>
          </table:table-cell>
          <table:table-cell table:style-name="ce2" office:value-type="float" office:value="10.63" calcext:value-type="float">
            <text:p>10.63</text:p>
          </table:table-cell>
        </table:table-row>
        <table:table-row table:style-name="ro1">
          <table:table-cell table:style-name="ce2" office:value-type="string" calcext:value-type="string">
            <text:p>5 instancias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3.64" calcext:value-type="float">
            <text:p>13.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>
            <draw:frame table:end-cell-address="Tabla2.H31" table:end-x="54.74pt" table:end-y="0.77pt" draw:z-index="0" draw:style-name="gr1" draw:text-style-name="P1" svg:width="500.74pt" svg:height="291.6pt" svg:x="25.48pt" svg:y="3.63pt">
              <loext:p draw:notify-on-update-of-ranges="Tabla2.A4:Tabla2.A6 Tabla2.B3:Tabla2.B3 Tabla2.B4:Tabla2.B6 Tabla2.C3:Tabla2.C3 Tabla2.C4:Tabla2.C6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</table:table>
      <table:table table:name="Hoja3" table:style-name="ta1" table:print="false"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office:value-type="string" calcext:value-type="string">
            <text:p>Ejecucion</text:p>
          </table:table-cell>
          <table:table-cell office:value-type="string" calcext:value-type="string">
            <text:p>fallos de pagina</text:p>
          </table:table-cell>
          <table:table-cell office:value-type="string" calcext:value-type="string">
            <text:p>mínimo tiempo de bucle de acceso</text:p>
          </table:table-cell>
          <table:table-cell office:value-type="string" calcext:value-type="string">
            <text:p>Máximo tiempo de bucle de acceso</text:p>
          </table:table-cell>
        </table:table-row>
        <table:table-row table:style-name="ro1">
          <table:table-cell office:value-type="string" calcext:value-type="string">
            <text:p>Ejecución 1</text:p>
          </table:table-cell>
          <table:table-cell office:value-type="float" office:value="0" calcext:value-type="float">
            <text:p>0</text:p>
          </table:table-cell>
          <table:table-cell office:value-type="float" office:value="12168128" calcext:value-type="float">
            <text:p>12168128</text:p>
          </table:table-cell>
          <table:table-cell office:value-type="float" office:value="5926901" calcext:value-type="float">
            <text:p>5926901</text:p>
          </table:table-cell>
        </table:table-row>
        <table:table-row table:style-name="ro1">
          <table:table-cell office:value-type="string" calcext:value-type="string">
            <text:p>Ejecución 2</text:p>
          </table:table-cell>
          <table:table-cell office:value-type="float" office:value="0" calcext:value-type="float">
            <text:p>0</text:p>
          </table:table-cell>
          <table:table-cell office:value-type="float" office:value="2697246" calcext:value-type="float">
            <text:p>2697246</text:p>
          </table:table-cell>
          <table:table-cell office:value-type="float" office:value="4952022" calcext:value-type="float">
            <text:p>4952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s" fo:country="E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14:23:51.4507030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 </meta:initial-creator>
    <meta:creation-date>2011-02-15T10:35:29</meta:creation-date>
    <dc:date>2016-10-28T15:30:48.811999424</dc:date>
    <meta:editing-duration>PT1H9M44S</meta:editing-duration>
    <meta:editing-cycles>6</meta:editing-cycles>
    <meta:generator>LibreOffice/5.1.3.2$Linux_x86 LibreOffice_project/10m0$Build-2</meta:generator>
    <meta:document-statistic meta:table-count="3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15cm" svg:height="10.772cm" xlink:href=".." xlink:type="simple" chart:class="chart:bar" chart:style-name="ch1">
        <chart:title svg:x="3.48cm" svg:y="0.351cm" chart:style-name="ch2">
          <text:p>Impacto del entorno multiproceso</text:p>
        </chart:title>
        <chart:plot-area chart:style-name="ch3" table:cell-range-address="Tabla1.A4:Tabla1.B6" chart:data-source-has-labels="column" svg:x="0.274cm" svg:y="1.345cm" svg:width="13.167cm" svg:height="9.212cm">
          <chartooo:coordinate-region svg:x="0.843cm" svg:y="1.506cm" svg:width="12.598cm" svg:height="8.483cm"/>
          <chart:axis chart:dimension="x" chart:name="primary-x" chart:style-name="ch4" chartooo:axis-type="text">
            <chart:categories table:cell-range-address="Tabla1.A4:Tabla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a1.B4:Tabla1.B6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 instancia</text:p>
                <draw:g>
                  <svg:desc>Tabla1.A4:Tabla1.A6</svg:desc>
                </draw:g>
              </table:table-cell>
              <table:table-cell office:value-type="float" office:value="11.83">
                <text:p>11.83</text:p>
                <draw:g>
                  <svg:desc>Tabla1.B4:Tabla1.B6</svg:desc>
                </draw:g>
              </table:table-cell>
            </table:table-row>
            <table:table-row>
              <table:table-cell office:value-type="string">
                <text:p>2 instancias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5 instancias</text:p>
              </table:table-cell>
              <table:table-cell office:value-type="float" office:value="44.2">
                <text:p>44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39cm" svg:height="10.249cm" xlink:href=".." xlink:type="simple" chart:class="chart:bar" chart:style-name="ch1">
        <chart:title svg:x="6.474cm" svg:y="0.34cm" chart:style-name="ch2">
          <text:p>Impacto de la prioridad</text:p>
        </chart:title>
        <chart:legend chart:legend-position="end" svg:x="14.761cm" svg:y="4.655cm" style:legend-expansion="high" chart:style-name="ch3"/>
        <chart:plot-area chart:style-name="ch4" table:cell-range-address="Tabla2.A3:Tabla2.C6" chart:data-source-has-labels="both" svg:x="1.363cm" svg:y="1.323cm" svg:width="13.047cm" svg:height="8.722cm">
          <chartooo:coordinate-region svg:x="1.888cm" svg:y="1.483cm" svg:width="12.478cm" svg:height="7.994cm"/>
          <chart:axis chart:dimension="x" chart:name="primary-x" chart:style-name="ch5" chartooo:axis-type="text">
            <chart:categories table:cell-range-address="Tabla2.A4:Tabla2.A6"/>
          </chart:axis>
          <chart:axis chart:dimension="y" chart:name="primary-y" chart:style-name="ch6">
            <chart:title svg:x="0.451cm" svg:y="6.482cm" chart:style-name="ch7">
              <text:p>Segundos</text:p>
            </chart:title>
            <chart:grid chart:style-name="ch8" chart:class="major"/>
          </chart:axis>
          <chart:series chart:style-name="ch9" chart:values-cell-range-address="Tabla2.B4:Tabla2.B6" chart:label-cell-address="Tabla2.B3:Tabla2.B3" chart:class="chart:bar">
            <chart:data-point chart:repeated="3"/>
          </chart:series>
          <chart:series chart:style-name="ch10" chart:values-cell-range-address="Tabla2.C4:Tabla2.C6" chart:label-cell-address="Tabla2.C3:Tabla2.C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fib</text:p>
                <draw:g>
                  <svg:desc>Tabla2.B3:Tabla2.B3</svg:desc>
                </draw:g>
              </table:table-cell>
              <table:table-cell office:value-type="string">
                <text:p>BAJA_PRIO_FIB</text:p>
                <draw:g>
                  <svg:desc>Tabla2.C3:Tabla2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instancia</text:p>
                <draw:g>
                  <svg:desc>Tabla2.A4:Tabla2.A6</svg:desc>
                </draw:g>
              </table:table-cell>
              <table:table-cell office:value-type="float" office:value="10.32">
                <text:p>10.32</text:p>
                <draw:g>
                  <svg:desc>Tabla2.B4:Tabla2.B6</svg:desc>
                </draw:g>
              </table:table-cell>
              <table:table-cell office:value-type="float" office:value="10.41">
                <text:p>10.41</text:p>
                <draw:g>
                  <svg:desc>Tabla2.C4:Tabla2.C6</svg:desc>
                </draw:g>
              </table:table-cell>
            </table:table-row>
            <table:table-row>
              <table:table-cell office:value-type="string">
                <text:p>2 instancias</text:p>
              </table:table-cell>
              <table:table-cell office:value-type="float" office:value="10.55">
                <text:p>10.55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5 instancias</text:p>
              </table:table-cell>
              <table:table-cell office:value-type="float" office:value="12.1">
                <text:p>12.1</text:p>
              </table:table-cell>
              <table:table-cell office:value-type="float" office:value="13.64">
                <text:p>13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